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2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3" style:family="paragraph" style:parent-style-name="Standard">
      <style:paragraph-properties fo:line-height="150%"/>
      <style:text-properties style:font-name="Ubuntu" fo:font-size="14pt" officeooo:rsid="00099bbf" officeooo:paragraph-rsid="00099bbf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09d3a0" officeooo:paragraph-rsid="0009d3a0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0ae383" officeooo:paragraph-rsid="000ae383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0aff7a" officeooo:paragraph-rsid="000aff7a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paragraph-rsid="00099bbf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0ae383" officeooo:paragraph-rsid="000ae383" fo:background-color="#dddddd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0aff7a" officeooo:paragraph-rsid="000aff7a" fo:background-color="#dddddd" style:font-size-asian="14pt" style:font-size-complex="14pt"/>
    </style:style>
    <style:style style:name="T1" style:family="text">
      <style:text-properties officeooo:rsid="0009d3a0"/>
    </style:style>
    <style:style style:name="T2" style:family="text">
      <style:text-properties officeooo:rsid="000aff7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aff7a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URL</text:h>
      <text:p text:style-name="P5">URL ou Uniform Research Locator (Localizador uniforme de recursos) é o endereço de um recurso disponivel em uma rede (internet, rede corporativa, intranet etc.).</text:p>
      <text:p text:style-name="P5"/>
      <text:p text:style-name="P5">Uma URL <text:s/>é composta pelo: protocolo, dominio, porta, caminho e recurso.</text:p>
      <text:p text:style-name="P8">Protocolo://dominio:porta/caminho/recurso </text:p>
      <text:p text:style-name="P8">https://www.veonconcurso.com.br/aulas/apostila.pdf</text:p>
      <text:p text:style-name="P6">____________________________________________________________________</text:p>
      <text:p text:style-name="P9">https://www.github.com/gustavoguanabara</text:p>
      <text:p text:style-name="P6"><text:span text:style-name="T3">https:// -</text:span> Protocolo Web</text:p>
      <text:p text:style-name="P6"><text:span text:style-name="T3">www -</text:span> Sub-dominio</text:p>
      <text:p text:style-name="P6"><text:span text:style-name="T3">github.com –</text:span> Dominio</text:p>
      <text:p text:style-name="P6"><text:s text:c="5"/><text:span text:style-name="T3">github -</text:span> Nome do Dominio</text:p>
      <text:p text:style-name="P6"><text:s text:c="5"/><text:span text:style-name="T3">.com -</text:span> TLD</text:p>
      <text:p text:style-name="P3"><text:span text:style-name="T3">/</text:span><text:span text:style-name="T4">gustavoguanabara -</text:span><text:span text:style-name="T2"> Caminho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2T16:30:13.880000000</meta:creation-date>
    <dc:date>2023-12-03T10:00:51.859000000</dc:date>
    <meta:editing-duration>PT2H28M56S</meta:editing-duration>
    <meta:editing-cycles>6</meta:editing-cycles>
    <meta:generator>EasyOffice/7.6.2.1.0$Windows_X86_64 LibreOffice_project/0bc4d647150f05f02b71ccb5539a4012b57f1faf</meta:generator>
    <meta:document-statistic meta:table-count="0" meta:image-count="0" meta:object-count="0" meta:page-count="1" meta:paragraph-count="13" meta:word-count="60" meta:character-count="566" meta:non-whitespace-character-count="506"/>
  </office:meta>
</office:document-meta>
</file>